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
    </style:style>
    <style:style style:name="P3" style:family="paragraph" style:parent-style-name="Text_20_body">
      <style:text-properties style:font-name="Arial" fo:font-size="8pt" style:font-size-asian="8pt" style:font-size-complex="8pt"/>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Bitstream Charter" fo:font-size="8pt" style:font-size-asian="8pt" style:font-size-complex="8pt"/>
    </style:style>
    <style:style style:name="P7" style:family="paragraph" style:parent-style-name="Text_20_body">
      <style:paragraph-properties fo:break-before="page"/>
      <style:text-properties style:font-name="Arial"/>
    </style:style>
    <style:style style:name="P8" style:family="paragraph" style:parent-style-name="Standard">
      <style:paragraph-properties fo:break-before="page"/>
    </style:style>
    <style:style style:name="P9"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0" style:family="paragraph" style:parent-style-name="Text_20_body">
      <style:text-properties style:font-name="Arial" fo:font-size="12pt" style:font-size-asian="12pt" style:font-size-complex="12pt"/>
    </style:style>
    <style:style style:name="P11" style:family="paragraph" style:parent-style-name="Heading_20_1">
      <style:text-properties style:font-name="Aria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Heading_20_3">
      <style:text-properties style:font-name="Arial"/>
    </style:style>
    <style:style style:name="T1" style:family="text">
      <style:text-properties style:font-name="Bitstream Charter" fo:font-size="8pt" style:font-size-asian="8pt" style:font-size-complex="8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MODXFS-PHP User Guide</text:p>
      <text:p text:style-name="P5"/>
      <text:p text:style-name="P9">S. Hamblett</text:p>
      <text:p text:style-name="P8"/>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text:tab/>3</text:p>
          <text:p text:style-name="P12">2.History <text:tab/>4</text:p>
          <text:p text:style-name="P12">3.Target audience<text:tab/>5</text:p>
          <text:p text:style-name="P12">4.Platforms <text:tab/>6</text:p>
          <text:p text:style-name="P12">5.Installation<text:tab/>7</text:p>
          <text:p text:style-name="P13">Installing FUSE<text:tab/>7</text:p>
          <text:p text:style-name="P13">Installing by RPM<text:tab/>7</text:p>
          <text:p text:style-name="P13">Installing From Source<text:tab/>8</text:p>
          <text:p text:style-name="P12">6.Configuring the package<text:tab/>9</text:p>
          <text:p text:style-name="P12">7.Mount point structure<text:tab/>10</text:p>
          <text:p text:style-name="P13">Creation<text:tab/>12</text:p>
          <text:p text:style-name="P13">Update<text:tab/>13</text:p>
          <text:p text:style-name="P13">Deletion<text:tab/>13</text:p>
          <text:p text:style-name="P13">Rename<text:tab/>13</text:p>
          <text:p text:style-name="P13">Multiple mount points<text:tab/>13</text:p>
          <text:p text:style-name="P13">Behaviour<text:tab/>13</text:p>
          <text:p text:style-name="P12">8.Supporting tools<text:tab/>15</text:p>
          <text:p text:style-name="P13">modxfs-getffatr<text:tab/>15</text:p>
          <text:p text:style-name="P12">9.Integration with Subversion<text:tab/>17</text:p>
          <text:p text:style-name="P12">10.Windows and MAC users<text:tab/>18</text:p>
          <text:p text:style-name="P12">11. <text:s/>Further development<text:tab/>19</text:p>
        </text:index-body>
      </text:table-of-content>
      <text:p text:style-name="Standard"/>
      <text:p text:style-name="P8"/>
      <text:h text:style-name="P11" text:outline-level="1">Introduction</text:h>
      <text:p text:style-name="P2">The MODXFS-PHP tool set allows the mounting of either an Evolution or Revolution database as a FUSE file system so that resource content for instance can be edited as a normal file, outside the MODx manager environment. This will also allow content to be controlled by a versioning system such as Subversion.</text:p>
      <text:p text:style-name="P2">When a database is mounted, elements can be opened in the editor of your choice like any other file, when saved the changes are reflected instantly into the MODx database, to be seen on the next page refresh. Similarly database changes are reflected into the file system mounted elements. </text:p>
      <text:p text:style-name="P2">MODXFS-PHP allows Resources, Snippets, Plugins, Chunks, Templates, TV's and Modules to be edited in this way.</text:p>
      <text:p text:style-name="P2">Multiple databases can be mounted to the file system at once, allowing drag and drop capability between them, even between Evolution and Revolution databases.</text:p>
      <text:p text:style-name="P2"/>
      <text:p text:style-name="P7"/>
      <text:h text:style-name="Heading_20_1" text:outline-level="1">History </text:h>
      <text:p text:style-name="P2">This tool set itself is derived from an original implementation named MODxFS by Chad Robinson(Copyright (c) 2007 Chad Robinson &lt;<text:a xlink:type="simple" xlink:href="mailto:php@itema.com">php@itema.com</text:a>&gt;). This was written in the C language and compiled natively on the platform you wished to use it on. From the perspective of MODx which is a PHP based CMS this is not very optimal, it would be better if the code itself were implemented in PHP, with which most MODx developers are familiar with.</text:p>
      <text:p text:style-name="P2">So, MODXFS-PHP was born, this takes Chad's original idea and re-implements it in PHP adding a supporting platform specific PHP FUSE module. This module itself is written in C and forms a bridge between the kernels FUSE implementation and the PHP environment. Once this is installed the code of MODXFS-PHP can be edited/changed like any other MODx snippet, without any re-compilation or installation.</text:p>
      <text:p text:style-name="P2">The PHP FUSE module itself is not MODx specific, it implements general file system primitives that can be used by any PHP code, not just MODXFS-PHP code. The original code and documentation for this is here <text:a xlink:type="simple" xlink:href="http://github.com/fujimoto/php-fuse">http://github.com/fujimoto/php-fuse</text:a>. <text:s/>I have modified this <text:s/>module as development has continued fixing some minor bugs and adding PHP 5.3 updates.</text:p>
      <text:p text:style-name="P2">You could for example take the same principle MODXFS-PHP uses and apply it to say Wordpress, you could write a WORDPRESSFS-PHP package and drag and drop content between the two systems!</text:p>
      <text:p text:style-name="P2"/>
      <text:p text:style-name="P7"/>
      <text:h text:style-name="Heading_20_1" text:outline-level="1">Target audience</text:h>
      <text:p text:style-name="P2"><text:s/>This tool is intended for MODx Developers either standalone or as part of a development team. The terminology used throughout this document and the installation of the PHP FUSE module assumes technical knowledge web site designers may not posses. However, once, installed, the MODXFS-PHP code should be maintainable by anybody who knows PHP.</text:p>
      <text:p text:style-name="P2">MODXFS-PHP is NOT intended for use in a production environment, more a development environment. You can of course mount a production database but be careful how you manipulate this content, it can be all too easy with graphical file managers to accidentally delete directories and hence your database.</text:p>
      <text:p text:style-name="P2"/>
      <text:p text:style-name="P7"/>
      <text:h text:style-name="Heading_20_1" text:outline-level="1">Platforms </text:h>
      <text:p text:style-name="P2">As its FUSE based this rules out Windows platforms entirely. Mac's do have FUSE but this has not been developed for Mac platforms, so this rules them out too. It is really targeted at Linux and should run on all the large Linux distro's such as RHEL, CentOS, Fedora, Debian and Ubuntu. <text:s/>Windows and Mac users don't despair at this point, there is a way to implement this using Virtual Machines on these platforms which we will come to later.</text:p>
      <text:p text:style-name="P2"/>
      <text:p text:style-name="P2"/>
      <text:p text:style-name="P7"/>
      <text:h text:style-name="P11" text:outline-level="1">Installation</text:h>
      <text:p text:style-name="P2">You will need a Linux platform with at least PHP 5 installed, either 5.1, 5.2 or 5.3. I strongly recommend you use either RHEL5 here or CentOS5 the free rebuild. The packages supplied will just install and work on these platforms without any further ado.</text:p>
      <text:p text:style-name="P2">Unpack the modxfs-php.zip package into a directory, you should see in here three sub-directories, php, php-fuse and tools.</text:p>
      <text:h text:style-name="P14" text:outline-level="3">Installing FUSE</text:h>
      <text:p text:style-name="P2">First install FUSE itself, on RHEL/CentOS :-</text:p>
      <text:p text:style-name="P2">&gt;#yum install fuse </text:p>
      <text:p text:style-name="P2">On installation FUSE creates a group named 'fuse'. You need to add the user you are going to use MODXFS-PHP as to this group, i.e. if user 'modxuser' is going to be the user than add it to the 'fuse' group. This allows FUSE to be used as a non-root user.</text:p>
      <text:p text:style-name="P2">For non-RHEL platforms install using the platforms package installation tools.</text:p>
      <text:p text:style-name="P2">Next you have to install the PHP FUSE module itself. If your not on a RHEL base you can now skip to the 'Installing From Source' section </text:p>
      <text:h text:style-name="Heading_20_3" text:outline-level="3">Installing by RPM</text:h>
      <text:p text:style-name="P2">Install the PHP-FUSE module itself, by far the easiest way to do this is to use one of the pre-packaged RPM's that come with this tool set, currently these are for PHP 5.1 on CentOS5, PHP 5.2 on CentOS5 both 32 bit(these will also work on RHEL5), Fedora 13 64 bit and Fedora 12 32 bit. If you have a match here just simply type :-</text:p>
      <text:p text:style-name="P2">&gt;#rpm <text:s/>-Uvh &lt;RPM package name&gt;</text:p>
      <text:p text:style-name="P2">If you now type 'php --modules' you should see 'fuse' listed as a module. That's it, job done.</text:p>
      <text:p text:style-name="P2">If you don't have an RPM package match you can rebuild the supplied SRPM. </text:p>
      <text:p text:style-name="P2">First install the fuse-devel package :-</text:p>
      <text:p text:style-name="P2">&gt;#yum install fuse-devel</text:p>
      <text:p text:style-name="P2">To create an RPM for your platform assuming you have the rpmdevtools packages and a full development chain installed you can just do :-</text:p>
      <text:p text:style-name="P2">#&gt;rpmbuild --rebuild &lt;SRPM package name&gt;</text:p>
      <text:p text:style-name="P2">followed by :-</text:p>
      <text:p text:style-name="P2">&gt;#rpm -Uvh &lt;RPM package name&gt;</text:p>
      <text:p text:style-name="P2">to install the generated RPM.</text:p>
      <text:h text:style-name="Heading_20_3" text:outline-level="3"><text:soft-page-break/>Installing From Source</text:h>
      <text:p text:style-name="P2">If you're not on RHEL based platforms then you will need to install the PHP FUSE module form source. To do this you will need a fully working development tool chain and the development packages for FUSE and PHP.</text:p>
      <text:p text:style-name="P2">Go to the php-fuse directory and type the following as a normal user :-</text:p>
      <text:p text:style-name="P2">&gt;fred phpize</text:p>
      <text:p text:style-name="P2">&gt;fred ./configure</text:p>
      <text:p text:style-name="P2">&gt;fred make</text:p>
      <text:p text:style-name="P2">If all goes well you will have a PHP module named fuse.so in the modules directory. You need to copy this to the PHP modules directory on your system, then copy the fuse.ini file to the PHP configure directory on your system, these vary, on RHEL these are at :-</text:p>
      <text:p text:style-name="P2">/usr/lib/php/modules/</text:p>
      <text:p text:style-name="P2">/etc/php.d/</text:p>
      <text:p text:style-name="P2">respectively.</text:p>
      <text:p text:style-name="P2">Again type 'php --modules' you should see 'fuse' listed as a module. If not something has gone amiss. </text:p>
      <text:p text:style-name="P2">You'll be glad to know the hard part is now over! <text:s/>The actual PHP code in the php directory needs no installation as such, you can put it anywhere you like</text:p>
      <text:p text:style-name="P2"/>
      <text:p text:style-name="P2"/>
      <text:p text:style-name="P2"/>
      <text:p text:style-name="P2"/>
      <text:p text:style-name="P2"/>
      <text:p text:style-name="P2"><text:tab/></text:p>
      <text:p text:style-name="P7"/>
      <text:h text:style-name="P11" text:outline-level="1">Configuring the package</text:h>
      <text:p text:style-name="P2">To mount your chosen database go into the php directory and edit the file config.inc.php.</text:p>
      <text:p text:style-name="P2">If you are logged in as root please log out at this point and log in as a normal user, the FUSE utilities should not be used as root.</text:p>
      <text:p text:style-name="P2">Configure the following variables :-</text:p>
      <text:p text:style-name="P2">$dbType – Either 1 for Evolution or 2 for Revolution, defaults to 1</text:p>
      <text:p text:style-name="P2">$host – Database host name</text:p>
      <text:p text:style-name="P2">$user – Database user</text:p>
      <text:p text:style-name="P2">$password – Database password</text:p>
      <text:p text:style-name="P2">$database – Database name</text:p>
      <text:p text:style-name="P2">$port – Port if needed, assumes the MYSQL default if not set.</text:p>
      <text:p text:style-name="P2">$prefix – Database table prefix</text:p>
      <text:p text:style-name="P2">$working – The working directory for both the database mount point and the pass through directory, this can be anywhere the user can write to.</text:p>
      <text:p text:style-name="P2">$mount_point – The mount point of the database under the working directory, must start with a '/'.</text:p>
      <text:p text:style-name="P2">$passthru_point - The mount point of the pass through directory under the working directory, must start with a '/'. The usage of this directory is described later, you can leave this as is for now.</text:p>
      <text:p text:style-name="P2">$passthrudirs – An array of directories to 'pass through' the database mount point, leave this as it is for now.</text:p>
      <text:p text:style-name="P2">$logfile – Path to a log file, if this is empty logging is turned off, this is the default.</text:p>
      <text:p text:style-name="P2">Right, save the file, log in as a normal user if not already and type :-</text:p>
      <text:p text:style-name="P2">&gt;fred php modxfs-php.php</text:p>
      <text:p text:style-name="P2">This should simply return to the command line with an announcement containing the paths you have set and the fact that the FUSE process is starting.</text:p>
      <text:p text:style-name="P2">To demount the database issue the following command :-</text:p>
      <text:p text:style-name="P2">&gt;fred fusermount – u &lt;mount point&gt;</text:p>
      <text:p text:style-name="P2">This should be done as a normal user.</text:p>
      <text:p text:style-name="P7"/>
      <text:h text:style-name="P11" text:outline-level="1">Mount point structure</text:h>
      <text:p text:style-name="P2">Under your selected mount point($mount_point) you will now see a 4 level directory structure :-</text:p>
      <text:p text:style-name="P2">Level 1 is a single folder which is the name of the selected database.</text:p>
      <text:p text:style-name="P2">Level 2 contains a folder for each of the content types, Chunks, Plugins, Resources, Snippets, Templates, TV's and Modules if the database is Evolution.</text:p>
      <text:p text:style-name="P2">Level 3 contains a folder for each category in the database. A dummy category named 'Uncategorized' is always created for each content type. This is used to group elements that have no category together to maintain the database hierarchy. Resources are grouped under this category.</text:p>
      <text:p text:style-name="P2">Level 4 contains individual resources, snippets etc. as named in the database for that category. </text:p>
      <text:p text:style-name="P2">Here's an example from a Revolution database containing the MODSS demo package site content :-</text:p>
      <text:p text:style-name="P2">.</text:p>
      <text:p text:style-name="P3">├── db </text:p>
      <text:p text:style-name="P3">│   └── revolution</text:p>
      <text:p text:style-name="P3">│   <text:s text:c="4"/>├── Chunks</text:p>
      <text:p text:style-name="P3">│   <text:s text:c="4"/>│   ├── FormIt</text:p>
      <text:p text:style-name="P3">│   <text:s text:c="4"/>│   ├── Login</text:p>
      <text:p text:style-name="P3">│   <text:s text:c="4"/>│   ├── MODx Sample Site</text:p>
      <text:p text:style-name="P3">│   <text:s text:c="4"/>│   │   ├── blogPost.html</text:p>
      <text:p text:style-name="P3">│   <text:s text:c="4"/>│   │   ├── footer.html</text:p>
      <text:p text:style-name="P3">│   <text:s text:c="4"/>│   │   ├── ForgotPassword.html</text:p>
      <text:p text:style-name="P3">│   <text:s text:c="4"/>│   │   ├── FormLogin.html</text:p>
      <text:p text:style-name="P3">│   <text:s text:c="4"/>│   │   ├── header.html</text:p>
      <text:p text:style-name="P3">│   <text:s text:c="4"/>│   │   ├── Logout.html</text:p>
      <text:p text:style-name="P3">│   <text:s text:c="4"/>│   │   ├── MostRecent.html</text:p>
      <text:p text:style-name="P3">│   <text:s text:c="4"/>│   │   ├── NewsSidebar.html</text:p>
      <text:p text:style-name="P3">│   <text:s text:c="4"/>│   │   ├── rssItem.html</text:p>
      <text:p text:style-name="P3">│   <text:s text:c="4"/>│   │   └── searchbar.html</text:p>
      <text:p text:style-name="P3">│   <text:s text:c="4"/>│   ├── Quip</text:p>
      <text:p text:style-name="P3">│   <text:s text:c="4"/>│   └── Uncategorized</text:p>
      <text:p text:style-name="P3">│   <text:s text:c="4"/>├── Plugins</text:p>
      <text:p text:style-name="P3">│   <text:s text:c="4"/>│   ├── FormIt</text:p>
      <text:p text:style-name="P3">│   <text:s text:c="4"/>│   ├── Login</text:p>
      <text:p text:style-name="P3">│   <text:s text:c="4"/>│   ├── MODx Sample Site</text:p>
      <text:p text:style-name="P3">│   <text:s text:c="4"/>│   ├── Quip</text:p>
      <text:p text:style-name="P3">│   <text:s text:c="4"/>│   └── Uncategorized</text:p>
      <text:p text:style-name="P3">│   <text:s text:c="4"/>├── Resources</text:p>
      <text:p text:style-name="P3"><text:soft-page-break/>│   <text:s text:c="4"/>│   └── Uncategorized</text:p>
      <text:p text:style-name="P3">│   <text:s text:c="4"/>│   <text:s text:c="4"/>├── 404 - Resource Not Found.html</text:p>
      <text:p text:style-name="P3">│   <text:s text:c="4"/>│   <text:s text:c="4"/>├── Blog.html</text:p>
      <text:p text:style-name="P3">│   <text:s text:c="4"/>│   <text:s text:c="4"/>├── Confirm Password Reset.html</text:p>
      <text:p text:style-name="P3">│   <text:s text:c="4"/>│   <text:s text:c="4"/>├── Contact Us.html</text:p>
      <text:p text:style-name="P3">│   <text:s text:c="4"/>│   <text:s text:c="4"/>├── Content Management.html</text:p>
      <text:p text:style-name="P3">│   <text:s text:c="4"/>│   <text:s text:c="4"/>├── Design.html</text:p>
      <text:p text:style-name="P3">│   <text:s text:c="4"/>│   <text:s text:c="4"/>├── Extendable By Design.html</text:p>
      <text:p text:style-name="P3">│   <text:s text:c="4"/>│   <text:s text:c="4"/>├── Getting Help with MODx.html</text:p>
      <text:p text:style-name="P3">│   <text:s text:c="4"/>│   <text:s text:c="4"/>├── Home.html</text:p>
      <text:p text:style-name="P3">│   <text:s text:c="4"/>│   <text:s text:c="4"/>├── Just a pretend, older post.html</text:p>
      <text:p text:style-name="P3">│   <text:s text:c="4"/>│   <text:s text:c="4"/>├── Login.html</text:p>
      <text:p text:style-name="P3">│   <text:s text:c="4"/>│   <text:s text:c="4"/>├── Menus and Lists.html</text:p>
      <text:p text:style-name="P3">│   <text:s text:c="4"/>│   <text:s text:c="4"/>├── Mini-Blog HOWTO.html</text:p>
      <text:p text:style-name="P3">│   <text:s text:c="4"/>│   <text:s text:c="4"/>├── MODx Features.html</text:p>
      <text:p text:style-name="P3">│   <text:s text:c="4"/>│   <text:s text:c="4"/>├── Request an Account.html</text:p>
      <text:p text:style-name="P3">│   <text:s text:c="4"/>│   <text:s text:c="4"/>├── Retrieve Password.html</text:p>
      <text:p text:style-name="P3">│   <text:s text:c="4"/>│   <text:s text:c="4"/>├── RSS Feed.html</text:p>
      <text:p text:style-name="P3">│   <text:s text:c="4"/>│   <text:s text:c="4"/>├── Search Results.html</text:p>
      <text:p text:style-name="P3">│   <text:s text:c="4"/>│   <text:s text:c="4"/>└── Thank You.html</text:p>
      <text:p text:style-name="P3">│   <text:s text:c="4"/>├── Snippets</text:p>
      <text:p text:style-name="P3">│   <text:s text:c="4"/>│   ├── FormIt</text:p>
      <text:p text:style-name="P3">│   <text:s text:c="4"/>│   ├── Login</text:p>
      <text:p text:style-name="P3">│   <text:s text:c="4"/>│   │   ├── ConfirmRegister.php</text:p>
      <text:p text:style-name="P3">│   <text:s text:c="4"/>│   │   ├── ForgotPassword.php</text:p>
      <text:p text:style-name="P3">│   <text:s text:c="4"/>│   │   ├── Login.php</text:p>
      <text:p text:style-name="P3">│   <text:s text:c="4"/>│   │   ├── Register.php</text:p>
      <text:p text:style-name="P3">│   <text:s text:c="4"/>│   │   ├── ResetPassword.php</text:p>
      <text:p text:style-name="P3">│   <text:s text:c="4"/>│   │   └── UpdateProfile.php</text:p>
      <text:p text:style-name="P3">│   <text:s text:c="4"/>│   ├── MODx Sample Site</text:p>
      <text:p text:style-name="P3">│   <text:s text:c="4"/>│   │   ├── getResourcesTag.php</text:p>
      <text:p text:style-name="P3">│   <text:s text:c="4"/>│   │   ├── GoogleSearch.php</text:p>
      <text:p text:style-name="P3">│   <text:s text:c="4"/>│   │   └── tolinks.php</text:p>
      <text:p text:style-name="P3">│   <text:s text:c="4"/>│   ├── Quip</text:p>
      <text:p text:style-name="P3">│   <text:s text:c="4"/>│   │   ├── QuipCount.php</text:p>
      <text:p text:style-name="P3">│   <text:s text:c="4"/>│   │   ├── QuipLatestComments.php</text:p>
      <text:p text:style-name="P3">│   <text:s text:c="4"/>│   │   ├── Quip.php</text:p>
      <text:p text:style-name="P3">│   <text:s text:c="4"/>│   │   └── QuipReply.php</text:p>
      <text:p text:style-name="P3">│   <text:s text:c="4"/>│   └── Uncategorized</text:p>
      <text:p text:style-name="P3">│   <text:s text:c="4"/>│   <text:s text:c="4"/>├── UltimateParent.php</text:p>
      <text:p text:style-name="P3">│   <text:s text:c="4"/>│   <text:s text:c="4"/>└── Wayfinder.php</text:p>
      <text:p text:style-name="P3">│   <text:s text:c="4"/>├── Templates</text:p>
      <text:p text:style-name="P3">│   <text:s text:c="4"/>│   ├── FormIt</text:p>
      <text:p text:style-name="P3">│   <text:s text:c="4"/>│   ├── Login</text:p>
      <text:p text:style-name="P3"><text:soft-page-break/>│   <text:s text:c="4"/>│   ├── MODx Sample Site</text:p>
      <text:p text:style-name="P3">│   <text:s text:c="4"/>│   │   ├── BlogPost.html</text:p>
      <text:p text:style-name="P3">│   <text:s text:c="4"/>│   │   └── MODxHost.html</text:p>
      <text:p text:style-name="P3">│   <text:s text:c="4"/>│   ├── Quip</text:p>
      <text:p text:style-name="P3">│   <text:s text:c="4"/>│   └── Uncategorized</text:p>
      <text:p text:style-name="P3">│   <text:s text:c="4"/>└── TVs</text:p>
      <text:p text:style-name="P3">│   <text:s text:c="8"/>├── FormIt</text:p>
      <text:p text:style-name="P3">│   <text:s text:c="8"/>├── Login</text:p>
      <text:p text:style-name="P3">│   <text:s text:c="8"/>├── MODx Sample Site</text:p>
      <text:p text:style-name="P3">│   <text:s text:c="8"/>│   └── tags.php</text:p>
      <text:p text:style-name="P3">│   <text:s text:c="8"/>├── Quip</text:p>
      <text:p text:style-name="P3">│   <text:s text:c="8"/>└── Uncategorized</text:p>
      <text:p text:style-name="P3">├── passthru</text:p>
      <text:p text:style-name="P3">└── treefile.txt</text:p>
      <text:p text:style-name="P3"/>
      <text:p text:style-name="P2">35 directories, 48 files</text:p>
      <text:p text:style-name="P2">Notice that content i.e. Chunks and Resources have html file extensions whereas Snippets and Plugins etc have php file extensions.</text:p>
      <text:p text:style-name="P2">This content can now be manipulated as follows :-</text:p>
      <text:h text:style-name="Heading_20_3" text:outline-level="3">Creation</text:h>
      <text:p text:style-name="P2">You can create content by create/editing a file or by copying files into your selected directory. Only levels 3 and 4 are supported, so you can create categories and content.</text:p>
      <text:p text:style-name="P2">Categories are created by just naming them, e.g. 'mycat' with no file extension.</text:p>
      <text:p text:style-name="P2">On creation the element type or category is created directly in the database. </text:p>
      <text:p text:style-name="P2">It is possible in some cases e.g. resources to create two elements with the same name in the database, in this case the elements have their respective id's appended to their names so if you have two resources named 'home' you will see 'home-1' and 'home-2' in the mounted file system. This is done to make them unique as far as the file system is concerned. You can't of course create these through the file system as you can't have two similarly named files in the same directory.</text:p>
      <text:p text:style-name="P2">Any file prefixes appended are ignored, i.e. if you create a snippet named 'fred.txt' this will manifest itself in the mounted filesystem as 'fred.php' if a snippet and of course be created in the database named 'fred'.</text:p>
      <text:p text:style-name="P2">MODXFS-PHP puts no restrictions on the content of the created file, if you put PHP code in a chunk then so be it.</text:p>
      <text:p text:style-name="P2">All elements are created as the MODx database defaults dictate, if you create content and wish say to make this published you must do this through the manager.</text:p>
      <text:p text:style-name="P2">Content is created with file system permissions as a user would create them, i.e 755.</text:p>
      <text:h text:style-name="Heading_20_3" text:outline-level="3"><text:soft-page-break/>Update</text:h>
      <text:p text:style-name="P2">Existing content can be edited and saved as you wish. This works on a last edit wins basis, if you are say editing a resource at the same time as someone else is editing the same resource either in the database directly or through the manager the last one to save the resource wins, there is no indication of this situation by MODXFS-PHP although most modern editors will detect if the file you are editing has changed on disk and warn you appropriately.</text:p>
      <text:h text:style-name="Heading_20_3" text:outline-level="3">Deletion</text:h>
      <text:p text:style-name="P2">Does what it says on the tin! Both categories and elements can be deleted. On deletion the selected element is removed from the database, THERE IS NO WAY BACK HERE through this mechanism, there is no trash bin(unless your graphical desktop supports one). If you delete all your your snippets from say the command line (the old rm *) you can only get them back from any backups you have taken, BEWARE!!!!.</text:p>
      <text:p text:style-name="P2">If you delete a category, because it is a folder on the file system, you WILL DELETE ALL THE CONTENT UNDER IT, be careful with this.</text:p>
      <text:p text:style-name="P2">The best thing to do with this is play with it all in a test database until you are comfortable in its usage, remember MODXFS-PHP is not <text:s/>intended for use in a production environment.</text:p>
      <text:h text:style-name="Heading_20_3" text:outline-level="3">Rename</text:h>
      <text:p text:style-name="P2">Rename is supported for elements only, not categories, renames also forces file extensions to be php or html, regarded of what is entered.</text:p>
      <text:h text:style-name="Heading_20_3" text:outline-level="3">Multiple mount points</text:h>
      <text:p text:style-name="P2">You can mount as many databases as you like, simply edit the config.inc.php to point to the database you need and specify its mount point parameters, type :-</text:p>
      <text:p text:style-name="P2">&gt;fred php modxfs-php</text:p>
      <text:p text:style-name="P2">Each time you do this a separate FUSE process is started, these processes are isolated from each other and can be brought up and down as you wish. Using this technique you can now put each database in a different file manager tab and drag and drop elements between the databases. </text:p>
      <text:p text:style-name="P2">Depending where you mount your database of course you can also expose it via a web page, like any other directory, so you could allow people to download your content as files if needed.</text:p>
      <text:h text:style-name="Heading_20_3" text:outline-level="3">Behaviour</text:h>
      <text:p text:style-name="P2">The mount point itself generally behaves as a file system should but not entirely, taking the example directory listing below :-</text:p>
      <text:p text:style-name="P6">drwxrwxr-x. 0 steve steve 4096 1970-01-01 01:00 .</text:p>
      <text:p text:style-name="P6">drwxrwxr-x. 0 steve steve 4096 1970-01-01 01:00 ..</text:p>
      <text:p text:style-name="P6"><text:soft-page-break/>-rw-rw-r--. 0 steve steve <text:s text:c="2"/>61 1970-01-01 01:00 ContactFormEmail.html</text:p>
      <text:p text:style-name="P6">-rw-rw-r--. 0 steve steve 1233 1970-01-01 01:00 ContactForm.html</text:p>
      <text:p text:style-name="P6">-rw-rw-r--. 0 steve steve <text:s/>387 1970-01-01 01:00 ContactFormReport.html</text:p>
      <text:p text:style-name="P6">-rw-rw-r--. 0 steve steve <text:s/>381 1970-01-01 01:00 FormBlogComments.html</text:p>
      <text:p text:style-name="P6">-rw-rw-r--. 0 steve steve 1081 1970-01-01 01:00 FormForgotPass.html</text:p>
      <text:p text:style-name="P6">-rw-rw-r--. 0 steve steve <text:s text:c="2"/>48 1970-01-01 01:00 FormLoginError.html</text:p>
      <text:p text:style-name="P6">-rw-rw-r--. 0 steve steve <text:s/>975 1970-01-01 01:00 FormLogin.html</text:p>
      <text:p text:style-name="P6">-rw-rw-r--. 0 steve steve 1612 1970-01-01 01:00 FormSignup.html</text:p>
      <text:p text:style-name="P6">-rw-rw-r--. 0 steve steve 2234 1970-01-01 01:00 LoginSideBar.html</text:p>
      <text:p text:style-name="P6">-rw-rw-r--. 0 steve steve <text:s/>104 1970-01-01 01:00 mh.InnerRowTpl.html</text:p>
      <text:p text:style-name="P6">-rw-rw-r--. 0 steve steve <text:s text:c="2"/>49 1970-01-01 01:00 mh.InnerTpl.html</text:p>
      <text:p text:style-name="P6">-rw-rw-r--. 0 steve steve <text:s text:c="2"/>45 1970-01-01 01:00 mh.OuterTpl.html</text:p>
      <text:p text:style-name="P6">-rw-rw-r--. 0 steve steve <text:s/>125 1970-01-01 01:00 mh.RowTpl.html</text:p>
      <text:p text:style-name="P6">-rw-rw-r--. 0 steve steve <text:s/>106 1970-01-01 01:00 nl_sidebar.html</text:p>
      <text:p text:style-name="P6">-rw-rw-r--. 0 steve steve <text:s/>127 1970-01-01 01:00 nl_sidebar_recent.html</text:p>
      <text:p text:style-name="P6">-rw-rw-r--. 0 steve steve <text:s/>196 1970-01-01 01:00 rss_item.html</text:p>
      <text:p text:style-name="P6"/>
      <text:p text:style-name="P4">Taking the listing rows we can see that permissions are supported, user/group is the account user and group as normal, the filesize is the file size in bytes, and the name is the file name. Permissions are not changeable, the file size obviously reflects the current content size. </text:p>
      <text:p text:style-name="P4">You'll notice the modification time reads '1970-01 01:00', this is the default UNIX empty time stamp the file system time stamps of modification time(mtime), access time(atime) and creation time(ctime) are not yet supported in the mount point, this is one reason full integration with Subversion is currently not supported and will be addressed in a later release. </text:p>
      <text:p text:style-name="P4">Deeper file system primitives such as inode etc. are also not supported.</text:p>
      <text:p text:style-name="P4">Most editors, graphical or not are configured to make a backup copy on save, you can't do this in the mount point, either just ignore the warning that the backup copy can't be saved or turn off this feature in your editor.</text:p>
      <text:p text:style-name="P4">Some graphical file managers seem to be better behaved with MODXFS-PHP than others, KDE's Konqueror for instance works well with it whereas the Dolphin file manager sometimes wont show the contents of a directory without a refresh and shows directory content even when the mount point is down. Obviously I can't test this with every possible file manager so if you see funnies like this and it hinders your work flow you could <text:s/>swap file managers say.</text:p>
      <text:p text:style-name="P4">You may also see messages like 'cannot enter directory' or 'cannot read file' etc. This invariably means the FUSE process has crashed. If you use 'ls' from the command line you will get the message 'transport endpoint disconnected'. This doesn't harm your data base(you may have lost your last save), to recover just demount the mount point and mount it again. Some systems now also have packages like ABRT that will alert you to the crash. Eventually when we move to Git you will be able to file bugs on these issues. </text:p>
      <text:p text:style-name="P4"/>
      <text:p text:style-name="P7"/>
      <text:h text:style-name="Heading_20_1" text:outline-level="1">Supporting tools</text:h>
      <text:p text:style-name="P2">A number of supporting command line tools will eventually be provided for MODXFS-PHP, the number and functionality of these tools will grow over time. These are resident in the 'tools' directory and come supplied as both C files that can be compiled and binaries. </text:p>
      <text:p text:style-name="P2">The binary files should work on all POSIX compatible platforms and come in as 32 bit executables</text:p>
      <text:p text:style-name="P2">To build the tools from source enter the tools directory and simply type 'make'. You will need a supporting C development environment to build these.</text:p>
      <text:p text:style-name="P2">These tools are named after the Linux/POSIX equivalents with 'modxfs-' appended to the front.</text:p>
      <text:p text:style-name="P2">These are normal command line tools subject to normal command line uses, so for example to find the number of resources that are of the content type 'text/html' you can do the following :-</text:p>
      <text:p text:style-name="P2">&gt;fred modxfs-getfattr &lt;path to resource directory/* | grep 'text/html' | wc -l</text:p>
      <text:p text:style-name="P2">Non of these tools are needed to use MODXFS-PHP.</text:p>
      <text:p text:style-name="P2">The following tools are supplied :-</text:p>
      <text:h text:style-name="P14" text:outline-level="3">modxfs-getffatr</text:h>
      <text:p text:style-name="P2">This is an implementation of the Linux getfattr command to get extended file attributes of an element mounted under the mount point. In the case of MODXFS-PHP these are not file system attributes such as inode, number of blocks etc. but database attributes such as id, name, template etc. </text:p>
      <text:p text:style-name="P2">An example on a resource follows :-</text:p>
      <text:p text:style-name="P2"><text:s/><text:span text:style-name="T1">[steve@F12 modxfs]$ tools/modxfs-getfattr modx300/db/revolution/Resources/Uncategorized/Home-1.html </text:span></text:p>
      <text:p text:style-name="P6">id:1</text:p>
      <text:p text:style-name="P6">type:document</text:p>
      <text:p text:style-name="P6">contentType:text/html</text:p>
      <text:p text:style-name="P6">longtitle:Welcome to MODx</text:p>
      <text:p text:style-name="P6">description:An Introduction to MODx</text:p>
      <text:p text:style-name="P6">alias:</text:p>
      <text:p text:style-name="P6">link_attributes:</text:p>
      <text:p text:style-name="P6">published:1</text:p>
      <text:p text:style-name="P6">pub_date:1970-01-001 01:00:00</text:p>
      <text:p text:style-name="P6">unpub_date:1970-01-001 01:00:00</text:p>
      <text:p text:style-name="P6">parent:0</text:p>
      <text:p text:style-name="P6">isfolder:0</text:p>
      <text:p text:style-name="P6">introtext:</text:p>
      <text:p text:style-name="P6">richtext:1</text:p>
      <text:p text:style-name="P6"><text:soft-page-break/>template:1</text:p>
      <text:p text:style-name="P6">menuindex:0</text:p>
      <text:p text:style-name="P6">searchable:1</text:p>
      <text:p text:style-name="P6">cacheable:1</text:p>
      <text:p text:style-name="P6">createdon:2010-06-181 10:23:35</text:p>
      <text:p text:style-name="P6">createdby:1</text:p>
      <text:p text:style-name="P6">editedby:0</text:p>
      <text:p text:style-name="P6">editedon:1970-01-001 01:00:00</text:p>
      <text:p text:style-name="P6">deleted:0</text:p>
      <text:p text:style-name="P6">deletedon:1970-01-001 01:00:00</text:p>
      <text:p text:style-name="P6">deletedby:0</text:p>
      <text:p text:style-name="P6">publishedon:1970-01-001 01:00:00</text:p>
      <text:p text:style-name="P6">publishedby:0</text:p>
      <text:p text:style-name="P6">menutitle:Home</text:p>
      <text:p text:style-name="P6">donthit:0</text:p>
      <text:p text:style-name="P6">haskeywords:0</text:p>
      <text:p text:style-name="P6">hasmetatags:0</text:p>
      <text:p text:style-name="P6">privateweb:0</text:p>
      <text:p text:style-name="P6">privatemgr:0</text:p>
      <text:p text:style-name="P6">content_dispo:0</text:p>
      <text:p text:style-name="P6">hidemenu:0</text:p>
      <text:p text:style-name="P2">The output tries to be 'intelligent' where it can i.e user names and templates are looked up and actual names used instead of numbers where possible.</text:p>
      <text:p text:style-name="P2"/>
      <text:p text:style-name="P7"/>
      <text:h text:style-name="Heading_20_1" text:outline-level="1">Integration with Subversion</text:h>
      <text:p text:style-name="P2"><text:s/>Is unfortunately not supported in this release. The work for this is nearly complete and will be released after more testing has been done for corner case handling such as conflicts etc. This won't be long in coming as 90% of the code is already in place and working.</text:p>
      <text:p text:style-name="P7"/>
      <text:h text:style-name="Heading_20_1" text:outline-level="1">Windows and MAC users</text:h>
      <text:p text:style-name="P2">If you work on one of these platforms don't despair, its trivially easy to set up a small VM using Virtual Box, VMWare or any other virtualiser of your choice. All you need is a small footprint CentOS5 image say(doesn't even need X windows) to support the FUSE installation. Once installed this can be iconified on your Windows or Mac box, basically you are using this approach as a 'smart' FUSE module.</text:p>
      <text:p text:style-name="P2">You can also of course map the database mount point in the VM to a shared folder with your host, either using shared folder add ons from the VM makers or setting up Samba/NFS in the VM and mounting this on your host. You can then use your host environment/file managers to manipulate the database data. Exactly how you do this is outside the scope of this document.</text:p>
      <text:p text:style-name="P2"/>
      <text:p text:style-name="P7"/>
      <text:h text:style-name="Heading_20_1" text:outline-level="1"><text:s text:c="2"/>Further development</text:h>
      <text:p text:style-name="P2">Integration with Subversion will be developed and released shortly. The fix for supporting correct file system time stamps will also greatly assist in integration with other VCS systems such as Git etc.</text:p>
      <text:p text:style-name="P2">Before this release I will move the development code for this off my Subversion server and into a publicly accessible git repository(github say). This will allow better visibility and bug tracking for this component.</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7-14T10:09:10.99">14/07/2010</text:date><text:tab/><text:tab/>1.0-GA</text:p>
      </style:header>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ve Hamblett</meta:initial-creator>
    <meta:creation-date>2009-07-21T14:22:26.45</meta:creation-date>
    <dc:date>2010-07-14T10:09:11</dc:date>
    <meta:editing-duration>PT39H38M59S</meta:editing-duration>
    <meta:editing-cycles>156</meta:editing-cycles>
    <meta:generator>OpenOffice.org/3.1$Linux OpenOffice.org_project/310m19$Build-9420</meta:generator>
    <meta:document-statistic meta:table-count="0" meta:image-count="0" meta:object-count="0" meta:page-count="19" meta:paragraph-count="296" meta:word-count="3625" meta:character-count="21836"/>
    <meta:user-defined meta:name="Info 1"/>
    <meta:user-defined meta:name="Info 2"/>
    <meta:user-defined meta:name="Info 3"/>
    <meta:user-defined meta:name="Info 4"/>
  </office:meta>
</office:document-meta>
</file>